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47cm"/>
    </style:style>
    <style:style style:name="gr3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02cm" draw:marker-start-width="0.352cm" draw:marker-end-width="0.352cm" draw:fill="solid" draw:fill-color="#ffffff" draw:textarea-vertical-align="middle" draw:auto-grow-height="false" fo:min-height="0.749cm" fo:min-width="0.499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051cm" draw:marker-start-width="0.381cm" draw:marker-end="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-color="#ffffff" draw:textarea-horizontal-align="left" draw:auto-grow-width="tru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  <style:text-properties fo:font-size="32pt"/>
    </style:style>
    <style:style style:name="P3" style:family="paragraph">
      <style:paragraph-properties fo:margin-left="0cm" fo:margin-right="0cm" fo:text-align="center" fo:text-indent="0cm"/>
      <style:text-properties fo:font-size="2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24pt" fo:font-weight="bold"/>
    </style:style>
    <style:style style:name="T1" style:family="text">
      <style:text-properties fo:font-size="32pt"/>
    </style:style>
    <style:style style:name="T2" style:family="text">
      <style:text-properties fo:font-size="22pt"/>
    </style:style>
    <style:style style:name="T3" style:family="text">
      <style:text-properties fo:font-size="2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5.08cm" svg:height="6.985cm" svg:x="0.671cm" svg:y="2.486cm">
          <text:p text:style-name="P4"/>
        </draw:rect>
        <draw:rect draw:style-name="gr1" draw:text-style-name="P1" draw:layer="layout" svg:width="6.35cm" svg:height="6.985cm" svg:x="8.89cm" svg:y="2.486cm">
          <text:p text:style-name="P4"/>
        </draw:rect>
        <draw:rect draw:style-name="gr1" draw:text-style-name="P1" draw:layer="layout" svg:width="2.54cm" svg:height="6.985cm" svg:x="18.415cm" svg:y="2.486cm">
          <text:p text:style-name="P4"/>
        </draw:rect>
        <draw:frame draw:style-name="gr2" draw:text-style-name="P2" draw:layer="layout" svg:width="5.08cm" svg:height="1.517cm" svg:x="0.671cm" svg:y="5.026cm">
          <draw:text-box>
            <text:p text:style-name="P2"><text:span text:style-name="T1">“</text:span><text:span text:style-name="T1">1 + 2*3”</text:span></text:p>
          </draw:text-box>
        </draw:frame>
        <draw:frame draw:style-name="gr2" draw:text-style-name="P2" draw:layer="layout" svg:width="1.27cm" svg:height="1.517cm" svg:x="19.05cm" svg:y="5.026cm">
          <draw:text-box>
            <text:p text:style-name="P2"><text:span text:style-name="T1">7</text:span></text:p>
          </draw:text-box>
        </draw:frame>
        <draw:line draw:style-name="gr3" draw:text-style-name="P1" draw:layer="layout" svg:x1="11.43cm" svg:y1="4.391cm" svg:x2="12.7cm" svg:y2="6.296cm">
          <text:p text:style-name="P4"/>
        </draw:line>
        <draw:line draw:style-name="gr3" draw:text-style-name="P1" draw:layer="layout" svg:x1="11.43cm" svg:y1="4.391cm" svg:x2="10.16cm" svg:y2="6.296cm">
          <text:p text:style-name="P4"/>
        </draw:line>
        <draw:line draw:style-name="gr3" draw:text-style-name="P1" draw:layer="layout" svg:x1="12.7cm" svg:y1="6.296cm" svg:x2="11.43cm" svg:y2="8.201cm">
          <text:p text:style-name="P4"/>
        </draw:line>
        <draw:line draw:style-name="gr3" draw:text-style-name="P1" draw:layer="layout" svg:x1="13.97cm" svg:y1="8.201cm" svg:x2="12.7cm" svg:y2="6.297cm">
          <text:p text:style-name="P4"/>
        </draw:line>
        <draw:custom-shape draw:style-name="gr4" draw:text-style-name="P3" draw:layer="layout" svg:width="1.27cm" svg:height="1.27cm" svg:x="10.795cm" svg:y="3.756cm">
          <text:p text:style-name="P3"><text:span text:style-name="T2">+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1.27cm" svg:height="1.27cm" svg:x="12.065cm" svg:y="5.661cm">
          <text:p text:style-name="P3"><text:span text:style-name="T2">*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1.27cm" svg:height="1.27cm" svg:x="9.525cm" svg:y="5.661cm">
          <text:p text:style-name="P3"><text:span text:style-name="T2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1.27cm" svg:height="1.27cm" svg:x="13.335cm" svg:y="7.566cm">
          <text:p text:style-name="P3"><text:span text:style-name="T2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1.27cm" svg:height="1.27cm" svg:x="10.795cm" svg:y="7.566cm">
          <text:p text:style-name="P3"><text:span text:style-name="T2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layer="layout" svg:width="5.116cm" svg:height="0.963cm" svg:x="8.89cm" svg:y="2.486cm">
          <draw:text-box>
            <text:p text:style-name="P4">Expression Tree</text:p>
          </draw:text-box>
        </draw:frame>
        <draw:frame draw:style-name="gr5" draw:layer="layout" svg:width="3.63cm" svg:height="0.963cm" svg:x="0.635cm" svg:y="2.486cm">
          <draw:text-box>
            <text:p text:style-name="P4">Expression</text:p>
          </draw:text-box>
        </draw:frame>
        <draw:frame draw:style-name="gr5" draw:layer="layout" svg:width="2.119cm" svg:height="0.963cm" svg:x="18.415cm" svg:y="2.486cm">
          <draw:text-box>
            <text:p text:style-name="P4">Value</text:p>
          </draw:text-box>
        </draw:frame>
        <draw:path draw:style-name="gr6" draw:text-style-name="P1" draw:layer="layout" svg:width="5.715cm" svg:height="1.227cm" svg:x="4.445cm" svg:y="1.27cm" svg:viewBox="0 0 5716 1228" svg:d="m0 1227c2667-2769 5715 0 5715 0">
          <text:p text:style-name="P4"/>
        </draw:path>
        <draw:frame draw:style-name="gr7" draw:text-style-name="P5" draw:layer="layout" svg:width="3.605cm" svg:height="1.216cm" svg:x="5.515cm" svg:y="0.235cm">
          <draw:text-box>
            <text:p text:style-name="P5"><text:span text:style-name="T3">Parsing</text:span></text:p>
          </draw:text-box>
        </draw:frame>
        <draw:path draw:style-name="gr6" draw:text-style-name="P1" draw:layer="layout" svg:width="5.715cm" svg:height="1.281cm" svg:x="13.97cm" svg:y="1.205cm" svg:viewBox="0 0 5716 1282" svg:d="m0 1281c2667-2891 5715 0 5715 0">
          <text:p text:style-name="P4"/>
        </draw:path>
        <draw:frame draw:style-name="gr8" draw:text-style-name="P5" draw:layer="layout" svg:width="4.782cm" svg:height="1.216cm" svg:x="14.505cm" svg:y="0.235cm">
          <draw:text-box>
            <text:p text:style-name="P5">Evalu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18.309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6-10-04T23:41:19</meta:creation-date>
    <dc:date>2006-10-05T00:47:07</dc:date>
    <dc:language>en-US</dc:language>
    <meta:editing-cycles>3</meta:editing-cycles>
    <meta:editing-duration>PT1H5M55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